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6"/>Compito di Sistemi Informativi</text:p>
      <text:p text:style-name="P1"><text:s text:c="49"/>del 10/09/2002</text:p>
      <text:p text:style-name="P1">Es. 1</text:p>
      <text:p text:style-name="P1"/>
      <text:p text:style-name="Standard">E’ data una relazione R1: (<text:span text:style-name="T1">A</text:span>, B, C, D, E ) con 10.000 tuple in 1.000 pagine, dove:</text:p>
      <text:p text:style-name="Standard"><text:s text:c="8"/>A è la chiave,</text:p>
      <text:p text:style-name="Standard"><text:s text:c="8"/>B ha 100 valori diversi,</text:p>
      <text:p text:style-name="Standard"><text:s text:c="8"/>C ha 200 valori diversi,</text:p>
      <text:p text:style-name="Standard"><text:s text:c="8"/>D ha 500 valori diversi,</text:p>
      <text:p text:style-name="Standard"><text:s text:c="8"/>R1 è clustered su C,</text:p>
      <text:p text:style-name="Standard">e la relazione R2: (<text:span text:style-name="T1">D</text:span>, F, G) con 500 tuple in 50 pagine, dove:</text:p>
      <text:p text:style-name="Standard"><text:s text:c="8"/>D è la chiave,</text:p>
      <text:p text:style-name="Standard"><text:s text:c="8"/>F ha 20 valori diversi,</text:p>
      <text:p text:style-name="Standard"><text:s text:c="8"/>R2 è clustered su F,</text:p>
      <text:p text:style-name="Standard">Si ottimizzi il costo del join:</text:p>
      <text:p text:style-name="Standard"><text:s text:c="8"/>SELECT A,B FROM R1, R2</text:p>
      <text:p text:style-name="Standard"><text:s text:c="8"/>WHERE B=b1 AND C BETWEEN c1 AND c2</text:p>
      <text:p text:style-name="Standard"><text:s text:c="8"/>AND F=f1</text:p>
      <text:p text:style-name="Standard"><text:s text:c="8"/>AND R1.D = R2.D</text:p>
      <text:p text:style-name="Standard">Avendo a disposizione i seguenti indici:</text:p>
      <text:p text:style-name="Standard"><text:s text:c="8"/>indici su B, C e R1.D con 100 foglie,</text:p>
      <text:p text:style-name="Standard"><text:s text:c="8"/>indice su F e R2.D con 5 foglie,</text:p>
      <text:p text:style-name="Standard">Si assuma 1/4 il filtro per il predicato between e si valuti il numero di tuple del risultato della query</text:p>
      <text:p text:style-name="Standard"/>
      <text:p text:style-name="Standard">Domanda 1(<text:span text:style-name="T2">max 1 pag</text:span>): </text:p>
      <text:p text:style-name="Standard">Motivazioni e modalità di replicazione dei dati nei sistemi informativi.</text:p>
      <text:p text:style-name="Standard"/>
      <text:p text:style-name="Standard">Domanda 2(<text:span text:style-name="T2">max 1 pag</text:span>): </text:p>
      <text:p text:style-name="Standard">Descrivere il comportamento del Voter in un sistema n-plex</text:p>
      <text:p text:style-name="Standard"/>
      <text:p text:style-name="Standard">Domanda 3(<text:span text:style-name="T2">max 2 pag</text:span>): </text:p>
      <text:p text:style-name="Standard">Dimensioni delle percezioni oggettive della qualità dei dati</text:p>
      <text:p text:style-name="Standard"/>
      <text:p text:style-name="Standard">Domanda 4(<text:span text:style-name="T2">max 1 pag</text:span>): </text:p>
      <text:p text:style-name="Standard">Riprodurre lo schema ER per un Datawharehouse: fatti: Terapia, dimensioni: Paziente, Medico, Tempo, Patologia. Indicare le chiavi e le chiavi forestiere nel corrispondente schema relazionale.</text:p>
      <text:p text:style-name="Standard"/>
      <text:p text:style-name="Standard">Domanda 5 VOD (<text:span text:style-name="T2">max 2 pag</text:span>): </text:p>
      <text:p text:style-name="Standard">Descrivere il commit a 2 fasi nei DDBM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Federico Marverti</meta:initial-creator>
    <meta:creation-date>2007-10-14T19:19:08</meta:creation-date>
    <dc:creator>Federico Marverti</dc:creator>
    <dc:date>2007-10-14T19:26:27</dc:date>
    <dc:language>it-IT</dc:language>
    <meta:editing-cycles>2</meta:editing-cycles>
    <meta:editing-duration>PT7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2" meta:word-count="241" meta:character-count="1412"/>
  </office:meta>
</office:document-meta>
</file>